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45.01pt"/>
    </style:style>
    <style:style style:name="co5" style:family="table-column">
      <style:table-column-properties fo:break-before="auto" style:column-width="99.04pt"/>
    </style:style>
    <style:style style:name="co6" style:family="table-column">
      <style:table-column-properties fo:break-before="auto" style:column-width="98.25pt"/>
    </style:style>
    <style:style style:name="co7" style:family="table-column">
      <style:table-column-properties fo:break-before="auto" style:column-width="81.3pt"/>
    </style:style>
    <style:style style:name="co8" style:family="table-column">
      <style:table-column-properties fo:break-before="auto" style:column-width="89.01pt"/>
    </style:style>
    <style:style style:name="co9" style:family="table-column">
      <style:table-column-properties fo:break-before="auto" style:column-width="55.8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per_slate_cha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Slate</text:p>
          </table:table-cell>
          <table:table-cell office:value-type="string" calcext:value-type="string">
            <text:p>Model Letter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eparation_Scheme</text:p>
          </table:table-cell>
          <table:table-cell office:value-type="string" calcext:value-type="string">
            <text:p>Mean Metric</text:p>
          </table:table-cell>
          <table:table-cell office:value-type="string" calcext:value-type="string">
            <text:p>Best Metric</text:p>
          </table:table-cell>
          <table:table-cell office:value-type="string" calcext:value-type="string">
            <text:p>Best Input Days</text:p>
          </table:table-cell>
          <table:table-cell office:value-type="string" calcext:value-type="string">
            <text:p>Best Output Days</text:p>
          </table:table-cell>
          <table:table-cell office:value-type="string" calcext:value-type="string">
            <text:p>Best Ba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243515532084583" calcext:value-type="float">
            <text:p>0.243515532084583</text:p>
          </table:table-cell>
          <table:table-cell office:value-type="float" office:value="0.46271916000591" calcext:value-type="float">
            <text:p>0.4627191600059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13841737107802" calcext:value-type="float">
            <text:p>0.213841737107802</text:p>
          </table:table-cell>
          <table:table-cell office:value-type="float" office:value="0.283807032173358" calcext:value-type="float">
            <text:p>0.283807032173358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31772978175028" calcext:value-type="float">
            <text:p>0.31772978175028</text:p>
          </table:table-cell>
          <table:table-cell office:value-type="float" office:value="0.353766238953463" calcext:value-type="float">
            <text:p>0.353766238953463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79743872424662" calcext:value-type="float">
            <text:p>0.379743872424662</text:p>
          </table:table-cell>
          <table:table-cell table:style-name="ce1" office:value-type="float" office:value="0.73569091704375" calcext:value-type="float">
            <text:p>0.735690917043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489456754691481" calcext:value-type="float">
            <text:p>0.489456754691481</text:p>
          </table:table-cell>
          <table:table-cell office:value-type="float" office:value="0.585424538163972" calcext:value-type="float">
            <text:p>0.58542453816397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34388035918186" calcext:value-type="float">
            <text:p>0.34388035918186</text:p>
          </table:table-cell>
          <table:table-cell office:value-type="float" office:value="0.554412570773973" calcext:value-type="float">
            <text:p>0.554412570773973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table:formula="of:=MAX([.F2:.F7])" office:value-type="float" office:value="0.489456754691481" calcext:value-type="float">
            <text:p>0.489456754691481</text:p>
          </table:table-cell>
          <table:table-cell table:formula="of:=MAX([.G2:.G7])" office:value-type="float" office:value="0.73569091704375" calcext:value-type="float">
            <text:p>0.7356909170437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7T10:27:48.567319030</dc:date>
    <meta:editing-duration>PT46S</meta:editing-duration>
    <meta:editing-cycles>1</meta:editing-cycles>
    <meta:document-statistic meta:table-count="1" meta:cell-count="71" meta:object-count="0"/>
    <meta:generator>LibreOffice/6.0.7.3$Linux_X86_64 LibreOffice_project/00m0$Build-3</meta:generator>
  </office:meta>
</office:document-meta>
</file>